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start"/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0">
      <style:graphic-properties fo:background-color="#dddddd"/>
    </style:style>
    <style:style style:name="gr4" style:family="graphic">
      <style:graphic-properties fo:background-color="#dddddd"/>
    </style:style>
    <number:number-style style:name="C0" number:language="en" number:country="US">
      <number:number number:min-integer-digits="1"/>
    </number:number-style>
    <style:style style:name="ctrl1" style:family="paragraph" style:data-style-name="C0"/>
  </office:automatic-styles>
  <office:body>
    <office:text>
      <office:forms form:automatic-focus="false" form:apply-design-mode="false">
        <form:form form:name="MainForm" form:command="Table1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KODE_BARANG" form:control-implementation="ooo:FormattedField" form:label="KODE_BARANG" form:text-style-name="ctrl1">
              <form:formatted-text xml:id="control2" form:id="control2" form:data-field="KODE_BARANG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"/>
                  <form:property form:property-name="Text" office:value-type="string" office:string-value="2124"/>
                  <form:property form:property-name="Width" office:value-type="float" office:value="0"/>
                </form:properties>
              </form:formatted-text>
            </form:column>
            <form:column form:name="NAMA_BARANG" form:control-implementation="ooo:TextField" form:label="NAMA_BARANG">
              <form:text xml:id="control3" form:id="control3" form:data-field="NAMA_BARANG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"/>
                  <form:property form:property-name="Width" office:value-type="float" office:value="0"/>
                </form:properties>
              </form:text>
            </form:column>
            <form:column form:name="SATUAN" form:control-implementation="ooo:TextField" form:label="SATUAN">
              <form:text xml:id="control4" form:id="control4" form:data-field="SATUAN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"/>
                  <form:property form:property-name="Width" office:value-type="float" office:value="0"/>
                </form:properties>
              </form:text>
            </form:column>
            <form:column form:name="HARGA" form:control-implementation="ooo:FormattedField" form:label="HARGA" form:text-style-name="ctrl1">
              <form:formatted-text xml:id="control5" form:id="control5" form:data-field="HARGA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"/>
                  <form:property form:property-name="Text" office:value-type="string" office:string-value="7000"/>
                  <form:property form:property-name="Width" office:value-type="float" office:value="0"/>
                </form:properties>
              </form:formatted-text>
            </form:column>
          </form:grid>
          <form:form form:name="SubForm" form:command="Table1" form:apply-filter="true" form:command-type="table" form:control-implementation="ooo:com.sun.star.form.component.Form" office:target-frame="" xlink:href="" xlink:type="simple" form:master-fields="&quot;KODE_BARANG&quot;" form:detail-fields="&quot;KODE_BARANG&quot;">
            <form:properties>
              <form:property form:property-name="PropertyChangeNotificationEnabled" office:value-type="boolean" office:boolean-value="true"/>
            </form:properties>
            <form:fixed-text form:name="lblKODE_BARANG" form:control-implementation="ooo:com.sun.star.form.component.FixedText" xml:id="control6" form:id="control6" form:label="KODE_BARANG" form:for="control7"/>
            <form:formatted-text form:name="fmtKODE_BARANG" form:control-implementation="ooo:com.sun.star.form.component.FormattedField" xml:id="control7" form:id="control7" form:data-field="KODE_BARANG" form:convert-empty-to-null="true" form:min-value="-2147483648" form:max-value="2147483647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  <form:property form:property-name="Text" office:value-type="string" office:string-value="2124"/>
              </form:properties>
            </form:formatted-text>
            <form:fixed-text form:name="lblNAMA_BARANG" form:control-implementation="ooo:com.sun.star.form.component.FixedText" xml:id="control8" form:id="control8" form:label="NAMA_BARANG" form:for="control9"/>
            <form:text form:name="txtNAMA_BARANG" form:control-implementation="ooo:com.sun.star.form.component.TextField" xml:id="control9" form:id="control9" form:data-field="NAMA_BARANG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SATUAN" form:control-implementation="ooo:com.sun.star.form.component.FixedText" xml:id="control10" form:id="control10" form:label="SATUAN" form:for="control11"/>
            <form:text form:name="txtSATUAN" form:control-implementation="ooo:com.sun.star.form.component.TextField" xml:id="control11" form:id="control11" form:data-field="SATUA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HARGA" form:control-implementation="ooo:com.sun.star.form.component.FixedText" xml:id="control12" form:id="control12" form:label="HARGA" form:for="control13"/>
            <form:formatted-text form:name="fmtHARGA" form:control-implementation="ooo:com.sun.star.form.component.FormattedField" xml:id="control13" form:id="control13" form:data-field="HARG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"/>
                <form:property form:property-name="Text" office:value-type="string" office:string-value="7000"/>
              </form:properties>
            </form:formatted-text>
          </form:form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8.5669in" svg:height="1.8996in" svg:x="0.3937in" svg:y="0.3937in" draw:control="control1"/><draw:g text:anchor-type="paragraph" draw:z-index="1" draw:style-name="gr2"><draw:control draw:text-style-name="P2" svg:width="1.0134in" svg:height="0.1953in" svg:x="0.3937in" svg:y="3.0807in" draw:control="control6"/><draw:control draw:style-name="gr3" draw:text-style-name="P2" svg:width="0.8776in" svg:height="0.3185in" svg:x="0.3937in" svg:y="3.276in" draw:control="control7"/></draw:g><draw:g text:anchor-type="paragraph" draw:z-index="2" draw:style-name="gr2"><draw:control draw:text-style-name="P2" svg:width="1.0441in" svg:height="0.1953in" svg:x="0.3937in" svg:y="3.672in" draw:control="control8"/><draw:control draw:style-name="gr4" draw:text-style-name="P3" svg:width="3.2315in" svg:height="0.3185in" svg:x="0.3937in" svg:y="3.8665in" draw:control="control9"/></draw:g><draw:g text:anchor-type="paragraph" draw:z-index="3" draw:style-name="gr2"><draw:control draw:text-style-name="P2" svg:width="0.5835in" svg:height="0.1953in" svg:x="0.3937in" svg:y="4.2634in" draw:control="control10"/><draw:control draw:style-name="gr4" draw:text-style-name="P3" svg:width="3.2315in" svg:height="0.3185in" svg:x="0.3937in" svg:y="4.4587in" draw:control="control11"/></draw:g><draw:g text:anchor-type="paragraph" draw:z-index="4" draw:style-name="gr2"><draw:control draw:text-style-name="P2" svg:width="0.5425in" svg:height="0.1953in" svg:x="0.3937in" svg:y="4.8547in" draw:control="control12"/><draw:control draw:style-name="gr3" draw:text-style-name="P2" svg:width="0.5189in" svg:height="0.3185in" svg:x="0.3937in" svg:y="5.0492in" draw:control="control13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ackground-color="#ff9966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4.3.4.1$Linux_X86_64 LibreOffice_project/bc356b2f991740509f321d70e4512a6a54c5f243</meta:generator>
  </office:meta>
</office:document-meta>
</file>